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fo:break-before="page"/>
    </style:style>
    <style:style style:name="P3" style:family="paragraph" style:parent-style-name="Standard" style:master-page-name="Standard">
      <style:paragraph-properties style:page-number="auto"/>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 Project Plan</text:p>
      <text:p text:style-name="Standard"/>
      <text:p text:style-name="Standard">Description (text paragraph - no detail, who will use it)</text:p>
      <text:p text:style-name="Standard"><text:tab/>Set up a program to keep track of dealer trades and purchases for a car dealership. Currently, they are using google sheets and need a better solution. Google sheets are slow and inefficient. The dealership trades vehicles with other dealerships. The trade may be a buy only, sell only, or both a buy and a sell. The Finance Manager initiates the trade with another dealer, and then enters the trade information into the system (currently google sheets). The Accounting Department then uses this information to process the trade and accounting entries in the dealertrack system (the main software system used by the dealership). Accounting then makes and receives payments, and sends and receives car titles to the other dealer.</text:p>
      <text:p text:style-name="Standard"/>
      <text:p text:style-name="Standard">What am I going to create?</text:p>
      <text:p text:style-name="Standard"><text:tab/>A SQL database using C# to set up the forms for the users.</text:p>
      <text:p text:style-name="Standard"/>
      <text:p text:style-name="Standard">Database Design</text:p>
      <text:p text:style-name="Standard"><text:tab/>Take the google sheets and set up a database design. See the google sheets for the detail.</text:p>
      <text:p text:style-name="Standard"/>
      <text:p text:style-name="Standard">What will the screens look like? Reports?</text:p>
      <text:p text:style-name="Standard"><text:tab/>Screen used by Finance Manager will contain fields needed for trade. An example of a field is a VIN (17 character long vehicle identification number).</text:p>
      <text:p text:style-name="Standard"><text:tab/>Screen used by Accounting will show information entered by Finance Manager and a field to show whether or not the trade has been processed by Accounting in the dealertrack system.</text:p>
      <text:p text:style-name="Standard"><text:tab/>Reports show what has been processed, number of days it took to process, and what still needs to be processed.</text:p>
      <text:p text:style-name="Standard"/>
      <text:p text:style-name="Standard">Interview some experts for their opinion</text:p>
      <text:p text:style-name="Standard"><text:tab/>Talk to both the users (each type of user) and experienced software developers.</text:p>
      <text:p text:style-name="Standard"/>
      <text:p text:style-name="Standard">Break the work into steps</text:p>
      <text:list xml:id="list1322526925667201190" text:style-name="WWNum1">
        <text:list-item>
          <text:p text:style-name="P1">Design the database, set up the tables</text:p>
        </text:list-item>
        <text:list-item>
          <text:p text:style-name="P1">Set up the screens for the users</text:p>
        </text:list-item>
        <text:list-item>
          <text:p text:style-name="P1">Set up the reports</text:p>
        </text:list-item>
      </text:list>
      <text:p text:style-name="Standard"/>
      <text:p text:style-name="Standard">How you store the data</text:p>
      <text:p text:style-name="Standard"><text:tab/>The data will be stored in a SQL Server database to be backed up at least daily? Is this enough? Ask Management? What happens if the server crashes? Would it be better to pay for a database stored in the cloud?</text:p>
      <text:p text:style-name="Standard"/>
      <text:p text:style-name="Standard"/>
      <text:p text:style-name="Standard"/>
      <text:list xml:id="list824252507097464084" text:style-name="WWNum2">
        <text:list-item>
          <text:p text:style-name="P2">Design the database, set up the tables</text:p>
        </text:list-item>
      </text:list>
      <text:p text:style-name="Standard"><text:tab/>for each of the 6 dealerships</text:p>
      <text:p text:style-name="Standard"/>
      <text:p text:style-name="Standard"><text:tab/>Dealertrade</text:p>
      <text:p text:style-name="Standard"><text:tab/>Fields:<text:tab/>DateOfDealerTrade</text:p>
      <text:p text:style-name="Standard"><text:tab/><text:tab/>DealershipName</text:p>
      <text:p text:style-name="Standard"><text:tab/><text:tab/>Dealer#, DealershipAddress, <text:tab/>DealershipPhone</text:p>
      <text:p text:style-name="Standard"><text:tab/><text:tab/>BuyInfo:<text:tab/>Incoming Stock#</text:p>
      <text:p text:style-name="Standard"><text:tab/><text:tab/><text:tab/><text:tab/>YearOfVehicle</text:p>
      <text:p text:style-name="Standard"><text:tab/><text:tab/><text:tab/><text:tab/>Make/ModelOfVehicle</text:p>
      <text:p text:style-name="Standard"><text:tab/><text:tab/><text:tab/><text:tab/>Color (optional)</text:p>
      <text:p text:style-name="Standard"><text:tab/><text:tab/><text:tab/><text:tab/>VIN</text:p>
      <text:p text:style-name="Standard"><text:tab/><text:tab/><text:tab/><text:tab/>Engine# (optional)</text:p>
      <text:p text:style-name="Standard"><text:tab/><text:tab/><text:tab/><text:tab/>DlrAccessory</text:p>
      <text:p text:style-name="Standard"><text:tab/><text:tab/><text:tab/><text:tab/>HoldbackAmt</text:p>
      <text:p text:style-name="Standard"><text:tab/><text:tab/><text:tab/><text:tab/>PurchAmt</text:p>
      <text:p text:style-name="Standard"><text:tab/><text:tab/>SellInfo: <text:s/><text:tab/>(Same as BuyInfo)</text:p>
      <text:p text:style-name="Standard"><text:tab/><text:tab/>CommentsFinance</text:p>
      <text:p text:style-name="Standard"><text:tab/><text:tab/>CommentsAccounting</text:p>
      <text:p text:style-name="Standard"><text:tab/><text:tab/>ApprovedByFinance</text:p>
      <text:p text:style-name="Standard"><text:tab/><text:tab/>TradeProcessedByAccounting (N or Y) and WhoProcessedBy</text:p>
      <text:p text:style-name="Standard"/>
      <text:p text:style-name="Standard"><text:tab/>Purchase (New or Used)</text:p>
      <text:p text:style-name="Standard"><text:tab/>Fields:<text:tab/>Date</text:p>
      <text:p text:style-name="Standard"><text:tab/><text:tab/>Stock#</text:p>
      <text:p text:style-name="Standard"><text:tab/><text:tab/>Year</text:p>
      <text:p text:style-name="Standard"><text:tab/><text:tab/>Make/Model/Body</text:p>
      <text:p text:style-name="Standard"><text:tab/><text:tab/>Mileage</text:p>
      <text:p text:style-name="Standard"><text:tab/><text:tab/>PurchasePrice</text:p>
      <text:p text:style-name="Standard"><text:tab/><text:tab/>VIN</text:p>
      <text:p text:style-name="Standard"><text:tab/><text:tab/>Seller</text:p>
      <text:p text:style-name="Standard"><text:tab/><text:tab/>Buyer</text:p>
      <text:p text:style-name="Standard"><text:tab/><text:tab/>BuyFee (op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background-color="#ffffff" fo:padding="0in" fo:border="none" fo:keep-with-next="auto" style:text-autospace="ideograph-alpha" style:punctuation-wrap="hanging" style:line-break="strict" style:tab-stop-distance="0.5in"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50" meta:word-count="406" meta:character-count="2548"/>
    <dc:date>2017-07-26T19:36:37.42</dc:date>
    <dc:creator>Denise Dean</dc:creator>
    <meta:generator>OpenOffice/4.0.1$Win32 OpenOffice.org_project/401m5$Build-9714</meta:generator>
  </office:meta>
</office:document-meta>
</file>